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5.7cm">
          <draw:text-box>
            <text:p><text:span text:style-name="T1">i</text:span></text:p>
          </draw:text-box>
        </draw:frame>
        <draw:frame draw:style-name="gr3" draw:text-style-name="P2" draw:layer="layout" svg:width="14.778cm" svg:height="8.312cm" svg:x="0.222cm" svg:y="0.7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1-28T14:19:03.141247860</dc:date>
    <meta:editing-duration>PT8M16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79cm" svg:height="8.313cm" xlink:href="." xlink:type="simple" chart:class="chart:scatter" chart:style-name="ch1">
        <chart:plot-area chart:style-name="ch2" chart:data-source-has-labels="both" svg:x="0.295cm" svg:y="0.166cm" svg:width="14.189cm" svg:height="7.981cm">
          <chartooo:coordinate-region svg:x="0.837cm" svg:y="0.365cm" svg:width="13.553cm" svg:height="7.58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53553390593274">
                <text:p>-3.53553390593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